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none" fo:country="none" officeooo:rsid="001839f6" officeooo:paragraph-rsid="001839f6"/>
    </style:style>
    <style:style style:name="P2" style:family="paragraph" style:parent-style-name="Standard">
      <style:paragraph-properties fo:text-align="end" style:justify-single-word="false"/>
      <style:text-properties fo:language="none" fo:country="none" officeooo:rsid="00189428" officeooo:paragraph-rsid="00189428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  <style:text-properties fo:language="none" fo:country="none"/>
    </style:style>
    <style:style style:name="P5" style:family="paragraph" style:parent-style-name="Standard">
      <style:paragraph-properties style:writing-mode="lr-tb"/>
      <style:text-properties officeooo:rsid="001839f6"/>
    </style:style>
    <style:style style:name="P6" style:family="paragraph" style:parent-style-name="Standard">
      <style:paragraph-properties style:writing-mode="lr-tb"/>
      <style:text-properties officeooo:paragraph-rsid="00189428"/>
    </style:style>
    <style:style style:name="P7" style:family="paragraph" style:parent-style-name="Standard">
      <style:paragraph-properties style:writing-mode="lr-tb"/>
      <style:text-properties officeooo:rsid="00189428" officeooo:paragraph-rsid="00189428"/>
    </style:style>
    <style:style style:name="T1" style:family="text">
      <style:text-properties officeooo:rsid="00189428"/>
    </style:style>
    <style:style style:name="T2" style:family="text">
      <style:text-properties fo:language="none" fo:country="none"/>
    </style:style>
    <style:style style:name="T3" style:family="text">
      <style:text-properties fo:language="none" fo:country="none" officeooo:rsid="001894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xton Villa</text:p>
      <text:p text:style-name="P2">Park Lane<text:line-break/>Knebworth<text:line-break/>SG3 6PF</text:p>
      <text:p text:style-name="P2"/>
      <text:p text:style-name="P2">31 Dec 201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is is just a quick note to thank you for all your help with deliveries over the past year: it is really encouraging t<text:span text:style-name="T1">hat there is </text:span>such a strong team <text:span text:style-name="T1">of active Conservative supporters </text:span>in Knebworth.</text:p>
      <text:p text:style-name="P3"/>
      <text:p text:style-name="P6"><text:span text:style-name="T2">I'd just like to mention that I was recently selected as the Conservative </text:span><text:span text:style-name="T3">c</text:span><text:span text:style-name="T2">andidate for </text:span><text:span text:style-name="T3">the </text:span><text:span text:style-name="T2">Knebworth</text:span><text:span text:style-name="T3"> Knebworth Ward for the forthcoming District Council elections</text:span><text:span text:style-name="T2">. I am very proud to have been selected and</text:span><text:span text:style-name="T3"> </text:span><text:span text:style-name="T2">I look forward to </text:span><text:span text:style-name="T3">continue the important work of delivering leaflets in the New Year.</text:span></text:p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7">telephone: 01438 940594</text:p>
      <text:p text:style-name="P7">mobile: 07712 176618</text:p>
      <text:p text:style-name="P7">email: steve@stevehemingway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Hemingway</meta:initial-creator>
    <meta:creation-date>2013-12-31T16:37:51.402061181</meta:creation-date>
    <dc:date>2013-12-31T18:25:36.167552013</dc:date>
    <dc:creator>Steve Hemingway</dc:creator>
    <meta:editing-duration>PT1H40M20S</meta:editing-duration>
    <meta:editing-cycles>2</meta:editing-cycles>
    <meta:generator>LibreOffice/4.1.3.2$Linux_X86_64 LibreOffice_project/410m0$Build-2</meta:generator>
    <meta:printed-by>Steve Hemingway</meta:printed-by>
    <meta:print-date>2013-12-31T17:14:28.726526295</meta:print-date>
    <meta:document-statistic meta:table-count="0" meta:image-count="0" meta:object-count="0" meta:page-count="1" meta:paragraph-count="8" meta:word-count="103" meta:character-count="614" meta:non-whitespace-character-count="519"/>
  </office:meta>
</office:document-meta>
</file>